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ML-Adapt configurations’ RTT" table:style-name="ta1">
        <table:table-column table:style-name="co1" table:default-cell-style-name="ce4"/>
        <table:table-column table:style-name="co2" table:number-columns-repeated="5" table:default-cell-style-name="ce6"/>
        <table:table-row table:style-name="ro1">
          <table:table-cell table:style-name="ce1" office:value-type="string" calcext:value-type="string" table:number-columns-spanned="1" table:number-rows-spanned="2">
            <text:p>Configuration</text:p>
          </table:table-cell>
          <table:table-cell table:style-name="ce1" office:value-type="string" calcext:value-type="string" table:number-columns-spanned="5" table:number-rows-spanned="1">
            <text:p>Workloads</text:p>
          </table:table-cell>
          <table:covered-table-cell table:number-columns-repeated="4" table:style-name="ce4"/>
        </table:table-row>
        <table:table-row table:style-name="ro1">
          <table:covered-table-cell table:style-name="ce2"/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High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SVR</text:p>
          </table:table-cell>
          <table:table-cell office:value-type="float" office:value="185.966" calcext:value-type="float">
            <text:p>185.966</text:p>
          </table:table-cell>
          <table:table-cell office:value-type="float" office:value="138.874" calcext:value-type="float">
            <text:p>138.874</text:p>
          </table:table-cell>
          <table:table-cell office:value-type="float" office:value="220.789" calcext:value-type="float">
            <text:p>220.789</text:p>
          </table:table-cell>
          <table:table-cell office:value-type="float" office:value="146.914" calcext:value-type="float">
            <text:p>146.914</text:p>
          </table:table-cell>
          <table:table-cell office:value-type="float" office:value="114.874" calcext:value-type="float">
            <text:p>114.874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float" office:value="165.629" calcext:value-type="float">
            <text:p>165.629</text:p>
          </table:table-cell>
          <table:table-cell office:value-type="float" office:value="166.04" calcext:value-type="float">
            <text:p>166.04</text:p>
          </table:table-cell>
          <table:table-cell office:value-type="float" office:value="431.434" calcext:value-type="float">
            <text:p>431.434</text:p>
          </table:table-cell>
          <table:table-cell office:value-type="float" office:value="309.417" calcext:value-type="float">
            <text:p>309.417</text:p>
          </table:table-cell>
          <table:table-cell office:value-type="float" office:value="192.343" calcext:value-type="float">
            <text:p>192.343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float" office:value="774.48" calcext:value-type="float">
            <text:p>774.48</text:p>
          </table:table-cell>
          <table:table-cell office:value-type="float" office:value="748.371" calcext:value-type="float">
            <text:p>748.371</text:p>
          </table:table-cell>
          <table:table-cell office:value-type="float" office:value="1600.903" calcext:value-type="float">
            <text:p>1600.903</text:p>
          </table:table-cell>
          <table:table-cell office:value-type="float" office:value="728.623" calcext:value-type="float">
            <text:p>728.623</text:p>
          </table:table-cell>
          <table:table-cell office:value-type="float" office:value="390.686" calcext:value-type="float">
            <text:p>390.686</text:p>
          </table:table-cell>
        </table:table-row>
        <table:table-row table:style-name="ro1">
          <table:table-cell office:value-type="string" calcext:value-type="string">
            <text:p>XGBoost</text:p>
          </table:table-cell>
          <table:table-cell office:value-type="float" office:value="837.291" calcext:value-type="float">
            <text:p>837.291</text:p>
          </table:table-cell>
          <table:table-cell office:value-type="float" office:value="859.669" calcext:value-type="float">
            <text:p>859.669</text:p>
          </table:table-cell>
          <table:table-cell office:value-type="float" office:value="1634.794" calcext:value-type="float">
            <text:p>1634.794</text:p>
          </table:table-cell>
          <table:table-cell office:value-type="float" office:value="938.257" calcext:value-type="float">
            <text:p>938.257</text:p>
          </table:table-cell>
          <table:table-cell office:value-type="float" office:value="426.594" calcext:value-type="float">
            <text:p>426.594</text:p>
          </table:table-cell>
        </table:table-row>
        <table:table-row table:style-name="ro1">
          <table:table-cell table:style-name="ce5" office:value-type="string" calcext:value-type="string">
            <text:p>Best ML-Adapt</text:p>
          </table:table-cell>
          <table:table-cell office:value-type="float" office:value="165.629" calcext:value-type="float">
            <text:p>165.629</text:p>
          </table:table-cell>
          <table:table-cell office:value-type="float" office:value="138.874" calcext:value-type="float">
            <text:p>138.874</text:p>
          </table:table-cell>
          <table:table-cell office:value-type="float" office:value="220.789" calcext:value-type="float">
            <text:p>220.789</text:p>
          </table:table-cell>
          <table:table-cell office:value-type="float" office:value="146.914" calcext:value-type="float">
            <text:p>146.914</text:p>
          </table:table-cell>
          <table:table-cell office:value-type="float" office:value="114.874" calcext:value-type="float">
            <text:p>114.874</text:p>
          </table:table-cell>
        </table:table-row>
        <table:table-row table:style-name="ro1">
          <table:table-cell table:style-name="ce5" office:value-type="string" calcext:value-type="string">
            <text:p>Worst ML-Adapt</text:p>
          </table:table-cell>
          <table:table-cell office:value-type="float" office:value="837.291" calcext:value-type="float">
            <text:p>837.291</text:p>
          </table:table-cell>
          <table:table-cell office:value-type="float" office:value="859.669" calcext:value-type="float">
            <text:p>859.669</text:p>
          </table:table-cell>
          <table:table-cell office:value-type="float" office:value="1634.794" calcext:value-type="float">
            <text:p>1634.794</text:p>
          </table:table-cell>
          <table:table-cell office:value-type="float" office:value="938.257" calcext:value-type="float">
            <text:p>938.257</text:p>
          </table:table-cell>
          <table:table-cell office:value-type="float" office:value="426.594" calcext:value-type="float">
            <text:p>426.594</text:p>
          </table:table-cell>
        </table:table-row>
        <table:table-row table:style-name="ro1" table:number-rows-repeated="2">
          <table:table-cell table:style-name="ce6"/>
          <table:table-cell table:style-name="Default" table:number-columns-repeated="5"/>
        </table:table-row>
        <table:table-row table:style-name="ro1">
          <table:table-cell table:style-name="ce6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number:percentage-style style:name="N132">
      <number:number number:decimal-places="1" loext:min-decimal-places="1" number:min-integer-digits="1"/>
      <number:text>%</number:text>
    </number:percentage-style>
    <number:number-style style:name="N133">
      <number:number number:decimal-places="14" loext:min-decimal-places="1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6">00/00/0000</text:date>, <text:time style:data-style-name="N2" text:time-value="07:24:08.0378810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0T13:57:57.174043962</meta:creation-date>
    <dc:date>2020-06-16T07:24:20.720652720</dc:date>
    <meta:editing-duration>PT8M23S</meta:editing-duration>
    <meta:editing-cycles>5</meta:editing-cycles>
    <meta:generator>LibreOffice/6.0.7.3$Linux_X86_64 LibreOffice_project/00m0$Build-3</meta:generator>
    <meta:document-statistic meta:table-count="1" meta:cell-count="43" meta:object-count="0"/>
  </office:meta>
</office:document-meta>
</file>